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ChangeTabEvent.getItem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TabEvent.ChangeTabEvent( PortalService service , String eventData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TabEvent.ChangeTabEvent( LayoutInstance instance , Item item , boolean useNam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ChangeTabEvent.isUse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ChangeTabEvent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